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8pt" officeooo:rsid="0015d825" style:font-size-asian="8pt" style:font-size-complex="8pt"/>
    </style:style>
    <style:style style:name="P2" style:family="paragraph" style:parent-style-name="Standard">
      <style:text-properties style:font-name="Verdana1" fo:font-size="8pt" officeooo:rsid="0015d825" officeooo:paragraph-rsid="0015d825" style:font-size-asian="8pt" style:font-size-complex="8pt"/>
    </style:style>
    <style:style style:name="P3" style:family="paragraph" style:parent-style-name="Standard">
      <style:text-properties style:font-name="Verdana1" fo:font-size="8pt" officeooo:rsid="00174fa7" officeooo:paragraph-rsid="00174fa7" style:font-size-asian="8pt" style:font-size-complex="8pt"/>
    </style:style>
    <style:style style:name="P4" style:family="paragraph" style:parent-style-name="Standard">
      <style:text-properties style:font-name="Verdana1" fo:font-size="8pt" fo:font-weight="bold" officeooo:rsid="00174fa7" officeooo:paragraph-rsid="00174fa7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Verdana1" fo:font-size="8pt" officeooo:rsid="00174fa7" officeooo:paragraph-rsid="00174fa7" style:font-size-asian="8pt" style:font-size-complex="8pt"/>
    </style:style>
    <style:style style:name="P6" style:family="paragraph" style:parent-style-name="Standard">
      <style:text-properties style:font-name="Verdana1" fo:font-size="8pt" officeooo:rsid="00199bd2" officeooo:paragraph-rsid="00199bd2" style:font-size-asian="8pt" style:font-size-complex="8pt"/>
    </style:style>
    <style:style style:name="P7" style:family="paragraph" style:parent-style-name="Standard">
      <style:text-properties style:font-name="Verdana1" fo:font-size="8pt" fo:font-weight="bold" officeooo:rsid="00174fa7" officeooo:paragraph-rsid="00174fa7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fo:color="#000000" style:text-outline="false" style:font-name="Verdana" fo:font-size="8pt" fo:letter-spacing="normal" fo:font-weight="bold" style:letter-kerning="false" style:font-size-asian="8pt" style:font-weight-asian="bold" style:font-size-complex="8pt" style:font-weight-complex="bold"/>
    </style:style>
    <style:style style:name="T1" style:family="text">
      <style:text-properties fo:color="#000000" style:text-outline="false" style:font-name="Verdana" fo:font-size="11pt" fo:letter-spacing="normal" fo:font-weight="bold" style:letter-kerning="false" style:font-size-asian="11pt" style:font-weight-asian="bold"/>
    </style:style>
    <style:style style:name="T2" style:family="text">
      <style:text-properties fo:color="#000000" style:text-outline="false" style:font-name="Verdana" fo:font-size="11pt" fo:letter-spacing="normal" fo:font-weight="normal" style:letter-kerning="false" style:font-size-asian="11pt" style:font-weight-asian="normal"/>
    </style:style>
    <style:style style:name="T3" style:family="text">
      <style:text-properties fo:color="#000000" style:text-outline="false" style:font-name="Verdana" fo:letter-spacing="normal" fo:font-weight="bold" style:letter-kerning="false" style:font-weight-asian="bold"/>
    </style:style>
    <style:style style:name="T4" style:family="text">
      <style:text-properties fo:color="#000000" style:text-outline="false" style:font-name="Verdana" fo:letter-spacing="normal" fo:font-weight="normal" style:letter-kerning="false" style:font-weight-asian="normal"/>
    </style:style>
    <style:style style:name="T5" style:family="text">
      <style:text-properties fo:color="#000000" style:text-outline="false" style:font-name="Verdana" fo:letter-spacing="normal" style:letter-kerning="false"/>
    </style:style>
    <style:style style:name="T6" style:family="text">
      <style:text-properties officeooo:rsid="001a2bd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Brooklyn layer of oddlots map styles;</text:p>
        <text:p text:style-name="P1"/>
        <text:p text:style-name="P4">LOT STYLES:</text:p>
        <text:p text:style-name="P2">/** category visualization */ </text:p>
        <text:p text:style-name="P2"/>
        <text:p text:style-name="P2">#bk_oddlots_copy {</text:p>
        <text:p text:style-name="P2"><text:s text:c="3"/>polygon-opacity: 0.7;</text:p>
        <text:p text:style-name="P2"><text:s text:c="3"/>line-color: #FFF;</text:p>
        <text:p text:style-name="P2"><text:s text:c="3"/>line-width: 1.25;</text:p>
        <text:p text:style-name="P2"><text:s text:c="3"/>line-opacity: 1;</text:p>
        <text:p text:style-name="P2"><text:s text:c="2"/></text:p>
        <text:p text:style-name="P2">#bk_oddlots_copy[lottype="0"] {</text:p>
        <text:p text:style-name="P2"><text:s text:c="3"/>polygon-fill: #000000;</text:p>
        <text:p text:style-name="P2"><text:s text:c="5"/>line-color: #000000;</text:p>
        <text:p text:style-name="P2">}</text:p>
        <text:p text:style-name="P2"/>
        <text:p text:style-name="P2">#bk_oddlots_copy[lottype="5"] {</text:p>
        <text:p text:style-name="P2"><text:s text:c="3"/>polygon-fill: #FFFFFF;</text:p>
        <text:p text:style-name="P2"><text:s text:c="5"/>line-color: #FFFFFF;</text:p>
        <text:p text:style-name="P2">}</text:p>
        <text:p text:style-name="P2">#bk_oddlots_copy[lottype="6"] {</text:p>
        <text:p text:style-name="P2"><text:s text:c="3"/>polygon-fill: #ff6d00;</text:p>
        <text:p text:style-name="P2"><text:s text:c="5"/>line-color: #f94e01</text:p>
        <text:p text:style-name="P2"><text:s text:c="6"/>;</text:p>
        <text:p text:style-name="P2"><text:s text:c="4"/>line-width: 1.5;</text:p>
        <text:p text:style-name="P2"><text:s text:c="5"/>line-opacity: 0.4;</text:p>
        <text:p text:style-name="P2">}</text:p>
        <text:p text:style-name="P2">#bk_oddlots_copy[lottype="7"] {</text:p>
        <text:p text:style-name="P2"><text:s text:c="3"/>polygon-fill: #F11810;</text:p>
        <text:p text:style-name="P2"><text:s text:c="5"/>line-color: #F11810;</text:p>
        <text:p text:style-name="P2"><text:s text:c="4"/>line-width: 1.5;</text:p>
        <text:p text:style-name="P2"><text:s text:c="5"/>line-opacity: 0.4;</text:p>
        <text:p text:style-name="P2">}</text:p>
        <text:p text:style-name="P2">#bk_oddlots_copy[lottype="8"] {</text:p>
        <text:p text:style-name="P2"><text:s text:c="3"/>polygon-fill: #2da30b;</text:p>
        <text:p text:style-name="P2"><text:s text:c="5"/>line-color: #229A00;</text:p>
        <text:p text:style-name="P2"><text:s text:c="4"/>line-width: 1.5;</text:p>
        <text:p text:style-name="P2"><text:s text:c="5"/>line-opacity: 0.4;</text:p>
        <text:p text:style-name="P2">}</text:p>
        <text:p text:style-name="P2">#bk_oddlots_copy[lottype="9"] {</text:p>
        <text:p text:style-name="P2"><text:s text:c="3"/>polygon-fill: #1f78b4;</text:p>
        <text:p text:style-name="P2"><text:s text:c="5"/>line-color: #1f78b4;</text:p>
        <text:p text:style-name="P2"><text:s text:c="5"/>line-width: 1.5;</text:p>
        <text:p text:style-name="P2"><text:s text:c="5"/>line-opacity: 0.4;</text:p>
        <text:p text:style-name="P2">}</text:p>
        <text:p text:style-name="P2"><text:s text:c="2"/>[zoom &gt;=17] {</text:p>
        <text:p text:style-name="P2"><text:s text:c="4"/>#bk_oddlots_copy[lottype="0"] {</text:p>
        <text:p text:style-name="P2"><text:s text:c="3"/><text:tab/>polygon-fill: #000000;</text:p>
        <text:p text:style-name="P2"><text:s text:c="4"/>line-color: #000000;</text:p>
        <text:p text:style-name="P2">}</text:p>
        <text:p text:style-name="P2"><text:s text:c="4"/>#bk_oddlots_copy[lottype="6"] {</text:p>
        <text:p text:style-name="P2"><text:s text:c="3"/><text:tab/>polygon-fill: #FF6600;</text:p>
        <text:p text:style-name="P2"><text:s text:c="4"/>line-color: #000000;</text:p>
        <text:p text:style-name="P2"><text:s text:c="4"/>line-width: 0.35;</text:p>
        <text:p text:style-name="P2">}</text:p>
        <text:p text:style-name="P2">#bk_oddlots_copy[lottype="7"] {</text:p>
        <text:p text:style-name="P2"><text:s text:c="3"/>polygon-fill: #F11810;</text:p>
        <text:p text:style-name="P2"><text:s text:c="3"/>line-color: #000000;</text:p>
        <text:p text:style-name="P2"><text:s text:c="3"/>line-width: 0.35;</text:p>
        <text:p text:style-name="P2">}</text:p>
        <text:p text:style-name="P2">#bk_oddlots_copy[lottype="8"] {</text:p>
        <text:p text:style-name="P2"><text:s text:c="3"/>polygon-fill: #2da30b;</text:p>
        <text:p text:style-name="P2"><text:s text:c="3"/>line-color: #000000;</text:p>
        <text:p text:style-name="P2"><text:s text:c="3"/>line-width: 0.35;</text:p>
        <text:p text:style-name="P2">}</text:p>
        <text:p text:style-name="P2">#bk_oddlots_copy[lottype="9"] {</text:p>
        <text:p text:style-name="P2"><text:s text:c="3"/>polygon-fill: #3E7BB6;</text:p>
        <text:p text:style-name="P2"><text:s text:c="3"/>line-color: #000000;</text:p>
        <text:p text:style-name="P2"><text:s text:c="3"/>line-width: 0.35;</text:p>
        <text:p text:style-name="P2">}</text:p>
        <text:p text:style-name="P2">}</text:p>
        <text:p text:style-name="P2">}</text:p>
        <text:p text:style-name="P2"/>
        <text:p text:style-name="P2"/>
        <text:p text:style-name="P2"/>
        <text:p text:style-name="P2"/>
        <text:p text:style-name="P4">Legend:</text:p>
        <text:p text:style-name="P3">&lt;div class='cartodb-legend category'&gt;<text:tab/></text:p>
        <text:p text:style-name="P3">&lt;ul&gt;<text:tab/><text:tab/><text:tab/></text:p>
        <text:p text:style-name="P3"><text:tab/>&lt;li style="text-transform:none;color:black;font-weight:lighter;font-family:monospace; font-size:12px;"&gt;</text:p>
        <text:p text:style-name="P3"><text:tab/><text:tab/>&lt;p&gt;&lt;b&gt;Queens and Brooklyn&lt;/b&gt;&lt;/p&gt; <text:s/></text:p>
        <text:p text:style-name="P3"><text:tab/>&lt;li style="text-transform:none;color:black;font-weight:lighter;font-family:monospace; font-size:11px;line-height:1;"&gt;</text:p>
        <text:p text:style-name="P3"><text:s text:c="4"/>&lt;p&gt;New York City classification of odd tax lots&lt;/p&gt; <text:tab/></text:p>
        <text:p text:style-name="P3"><text:tab/>&lt;/li&gt;<text:tab/></text:p>
        <text:p text:style-name="P3"><text:tab/>&lt;li style="text-transform:none;color:black;font-weight:lighter;font-family:monospace; font-size:11px;"&gt;</text:p>
        <text:p text:style-name="P3"><text:tab/><text:tab/>&lt;div class="bullet" style="border-radius: 0; width: 10px; height: 4px; background: #FF6600"&gt;&lt;/div&gt; &lt;p&gt;No access from street&lt;/p&gt;<text:tab/><text:tab/><text:tab/><text:tab/></text:p>
        <text:p text:style-name="P3"><text:tab/>&lt;/li&gt;<text:tab/><text:tab/></text:p>
        <text:p text:style-name="P3"><text:tab/></text:p>
        <text:p text:style-name="P3"><text:tab/>&lt;li style="text-transform:none;color:black;font-weight:lighter;font-family:monospace; font-size:11px;"&gt;</text:p>
        <text:p text:style-name="P3"><text:tab/><text:tab/>&lt;div class="bullet" style="border-radius: 0;width: 10px; height: 4px; background: #F11810; margin-bottom: 6px;"&gt;&lt;/div&gt; &lt;p&gt;Island: entirely surrounded by water&lt;/p&gt;</text:p>
        <text:p text:style-name="P3"><text:tab/>&lt;/li&gt;<text:tab/></text:p>
        <text:p text:style-name="P3"><text:tab/>&lt;li style="text-transform:none;color:black;font-weight:lighter;font-family:monospace; font-size:11px;"&gt;</text:p>
        <text:p text:style-name="P3"><text:tab/><text:tab/>&lt;div class="bullet" style="border-radius: 0;width: 10px; <text:s/>height: 4px; background: #2da30b"&gt;&lt;/div&gt;</text:p>
        <text:p text:style-name="P3"><text:s text:c="4"/>&lt;p&gt; Too narrow to build on&lt;/p&gt;<text:tab/><text:tab/></text:p>
        <text:p text:style-name="P3"><text:tab/>&lt;/li&gt;<text:tab/><text:tab/></text:p>
        <text:p text:style-name="P3"><text:tab/>&lt;li style="text-transform:none;color:black;font-weight:lighter;font-family:monospace; font-size:11px;"&gt;</text:p>
        <text:p text:style-name="P3"><text:tab/><text:tab/>&lt;div class="bullet" style="border-radius: 0;width: 10px; <text:s/>background: #3E7BB6"&gt;&lt;/div&gt; </text:p>
        <text:p text:style-name="P3"><text:s text:c="4"/>&lt;p&gt; Sumberged land lot&lt;/p&gt; <text:s/></text:p>
        <text:p text:style-name="P3">&lt;/li&gt;</text:p>
        <text:p text:style-name="P3"><text:tab/>&lt;li style="text-transform:none;color:black;font-weight:lighter;font-family:monospace; font-size:11px;"&gt;</text:p>
        <text:p text:style-name="P3">&lt;div class="bullet" style="border-radius: 0; width: 10px; height: 4px; background: black"&gt;&lt;/div&gt; </text:p>
        <text:p text:style-name="P3"><text:s text:c="4"/>&lt;p&gt;New Category: no longer exists&lt;/p&gt;<text:tab/><text:tab/><text:tab/></text:p>
        <text:p text:style-name="P3"><text:tab/>&lt;/li&gt;</text:p>
        <text:p text:style-name="P3">&lt;/ul&gt;</text:p>
        <text:p text:style-name="P3">&lt;/div&gt;</text:p>
        <text:p text:style-name="P3"/>
        <text:p text:style-name="P4">HOVER WINDOW STYLES:</text:p>
        <text:p text:style-name="P3">&lt;div class="cartodb-tooltip-content-wrapper"&gt;</text:p>
        <text:p text:style-name="P3"><text:s text:c="2"/>&lt;div class="cartodb-tooltip-content"&gt;</text:p>
        <text:p text:style-name="P3"><text:s text:c="4"/>&lt;p style="font-family:monospace;"&gt;&lt;b&gt;{{address}}&lt;/b&gt;&lt;/p&gt;</text:p>
        <text:p text:style-name="P3"><text:s text:c="4"/>&lt;p style="font-family:monospace;"&gt;bbl #: {{bbl}}&lt;/p&gt;</text:p>
        <text:p text:style-name="P3"><text:s text:c="4"/>&lt;p style="font-family:monospace;"&gt;lot frontage: {{lotfront}} sf&lt;/p&gt;</text:p>
        <text:p text:style-name="P3"><text:s text:c="4"/>&lt;p style="font-family:monospace;"&gt;sanborn map: {{sanborn}}&lt;/p&gt;</text:p>
        <text:p text:style-name="P3"><text:s text:c="4"/>&lt;p style="font-family:monospace;"&gt;school district: {{schooldist}}&lt;/p&gt;</text:p>
        <text:p text:style-name="P3"><text:s text:c="4"/>&lt;p style="font-family:monospace;"&gt;lot area: {{shape_area}} sf&lt;/p&gt;</text:p>
        <text:p text:style-name="P3"><text:s text:c="4"/>&lt;p style="font-family:monospace;"&gt;owner:&lt;br/&gt; &lt;b&gt;{{ownername}}&lt;/b&gt;&lt;/p&gt;</text:p>
        <text:p text:style-name="P3"><text:soft-page-break/><text:s text:c="5"/></text:p>
        <text:p text:style-name="P3"><text:s text:c="2"/>&lt;/div&gt;</text:p>
        <text:p text:style-name="P3">&lt;/div&gt;</text:p>
        <text:p text:style-name="P3"/>
        <text:p text:style-name="P4"><text:span text:style-name="T6">INFO</text:span> WINDOW STYLES:</text:p>
        <text:p text:style-name="P4"/>
        <text:p text:style-name="P3"><text:span text:style-name="T3">Matta clark lots queens area</text:span></text:p>
        <text:p text:style-name="P9"><text:span text:style-name="T5">click</text:span></text:p>
        <text:p text:style-name="P8"><text:span text:style-name="T4">&lt;div class="cartodb-popup v2"&gt;</text:span></text:p>
        <text:p text:style-name="P8"><text:span text:style-name="T4">&lt;a href="#close" class="cartodb-popup-close-button close"&gt;x&lt;/a&gt;</text:span></text:p>
        <text:p text:style-name="P8"><text:span text:style-name="T4">&lt;div class="cartodb-popup-content-wrapper"&gt;</text:span></text:p>
        <text:p text:style-name="P8"><text:span text:style-name="T4"><text:s text:c="3"/>&lt;div class="cartodb-popup-content"&gt;</text:span></text:p>
        <text:p text:style-name="P8"><text:span text:style-name="T4"><text:s text:c="3"/>&lt;p style="font-family:monospace;"&gt;{{address}}&lt;/p&gt;</text:span></text:p>
        <text:p text:style-name="P8"><text:span text:style-name="T4"><text:s/>&lt;p style="font-family:monospace;"&gt;owner:&lt;br/&gt; &lt;b&gt;{{ownername}}&lt;/b&gt;&lt;/p&gt;</text:span></text:p>
        <text:p text:style-name="P8"><text:span text:style-name="T4">&lt;/div&gt;</text:span></text:p>
        <text:p text:style-name="P8"><text:span text:style-name="T4">&lt;/div&gt;</text:span></text:p>
        <text:p text:style-name="P8"><text:span text:style-name="T4">&lt;div class="cartodb-popup-tip-container"&gt;&lt;/div&gt;</text:span></text:p>
        <text:p text:style-name="P8"><text:span text:style-name="T4">&lt;/div&gt;</text:span></text:p>
        <text:p text:style-name="P10"/>
        <text:p text:style-name="P9"><text:span text:style-name="T5">hover</text:span></text:p>
        <text:p text:style-name="P8"><text:span text:style-name="T4">&lt;div class="cartodb-tooltip-content-wrapper"&gt;</text:span></text:p>
        <text:p text:style-name="P8"><text:span text:style-name="T4"><text:s/>&lt;div class="cartodb-tooltip-content"&gt;</text:span></text:p>
        <text:p text:style-name="P8"><text:span text:style-name="T4"><text:s text:c="4"/>&lt;p style="font-family:monospace;"&gt;&lt;b&gt;{{address}}&lt;/b&gt;&lt;/p&gt;</text:span></text:p>
        <text:p text:style-name="P8"><text:span text:style-name="T4"><text:s text:c="3"/>&lt;p style="font-family:monospace;"&gt;bbl #: {{bbl}}&lt;/p&gt;</text:span></text:p>
        <text:p text:style-name="P8"><text:span text:style-name="T4"><text:s text:c="3"/>&lt;p style="font-family:monospace;"&gt;lot frontage: {{lotfront}} ft&lt;/p&gt;</text:span></text:p>
        <text:p text:style-name="P8"><text:span text:style-name="T4"><text:s text:c="3"/>&lt;p style="font-family:monospace;"&gt;sanborn map: {{sanborn}}&lt;/p&gt;</text:span></text:p>
        <text:p text:style-name="P8"><text:span text:style-name="T4"><text:s text:c="3"/>&lt;p style="font-family:monospace;"&gt;school district: {{schooldist}}&lt;/p&gt;</text:span></text:p>
        <text:p text:style-name="P8"><text:span text:style-name="T4"><text:s text:c="3"/>&lt;p style="font-family:monospace;"&gt;lot area: {{shape_area}} sf&lt;/p&gt;</text:span></text:p>
        <text:p text:style-name="P8"><text:span text:style-name="T4"><text:s text:c="3"/>&lt;p style="font-family:monospace;"&gt;owner:&lt;br/&gt; &lt;b&gt;{{ownername}}&lt;/b&gt;&lt;/p&gt;</text:span></text:p>
        <text:p text:style-name="P8"><text:span text:style-name="T4"><text:s text:c="2"/></text:span></text:p>
        <text:p text:style-name="P8"><text:span text:style-name="T4"><text:s/>&lt;/div&gt;</text:span></text:p>
        <text:p text:style-name="P8"><text:span text:style-name="T4">&lt;/div&gt;</text:span></text:p>
        <text:p text:style-name="P3"/>
        <text:p text:style-name="P3"/>
        <text:p text:style-name="P6">BASEMAP STYLES &amp; Styles of PLUTO DATA generic</text:p>
        <text:p text:style-name="P6"/>
        <text:p text:style-name="P6">/** simple visualization */</text:p>
        <text:p text:style-name="P6"/>
        <text:p text:style-name="P6">#bkmappluto_lottype{</text:p>
        <text:p text:style-name="P6"><text:s text:c="2"/>polygon-fill: #f4f4f0;</text:p>
        <text:p text:style-name="P6"><text:s text:c="2"/>polygon-opacity: 0.8;</text:p>
        <text:p text:style-name="P6"><text:s text:c="2"/>line-color:#9b9b9a;</text:p>
        <text:p text:style-name="P6"><text:s text:c="2"/>line-width: 0.5;</text:p>
        <text:p text:style-name="P6"><text:s text:c="2"/>line-opacity: 1;</text:p>
        <text:p text:style-name="P6">}</text:p>
        <text:p text:style-name="P6"><text:s text:c="2"/>[zoom &lt;=16] {</text:p>
        <text:p text:style-name="P6"><text:s text:c="2"/></text:p>
        <text:p text:style-name="P6">#bkmappluto_lottype{</text:p>
        <text:p text:style-name="P6"><text:s text:c="2"/>polygon-fill: #f4f4f0;</text:p>
        <text:p text:style-name="P6"><text:s text:c="2"/>polygon-opacity: 0.8;</text:p>
        <text:p text:style-name="P6"><text:s text:c="2"/>line-color: #bfbfbe;</text:p>
        <text:p text:style-name="P6"><text:s text:c="2"/>line-width: 0.5;</text:p>
        <text:p text:style-name="P6"><text:s text:c="2"/>line-opacity: 1;</text:p>
        <text:p text:style-name="P6">}</text:p>
        <text:p text:style-name="P6">} </text:p>
        <text:p text:style-name="P6"><text:tab/>[zoom &lt;=14] {</text:p>
        <text:p text:style-name="P6"><text:s text:c="2"/></text:p>
        <text:p text:style-name="P6">#bkmappluto_lottype{</text:p>
        <text:p text:style-name="P6"><text:s text:c="2"/>polygon-fill: #f4f4f0;</text:p>
        <text:p text:style-name="P6"><text:s text:c="2"/>polygon-opacity: 0.8;</text:p>
        <text:p text:style-name="P6"><text:s text:c="2"/>line-color: #e0e0dd;</text:p>
        <text:p text:style-name="P6"><text:s text:c="2"/>line-width: 0.5;</text:p>
        <text:p text:style-name="P6"><text:s text:c="2"/>line-opacity: 1;</text:p>
        <text:p text:style-name="P6">}</text:p>
        <text:p text:style-name="P6">}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9:44:08.173667000</meta:creation-date>
    <meta:generator>LibreOffice/5.0.3.2$MacOSX_X86_64 LibreOffice_project/e5f16313668ac592c1bfb310f4390624e3dbfb75</meta:generator>
    <dc:date>2016-05-17T07:00:45.649039000</dc:date>
    <meta:editing-duration>PT18H58M37S</meta:editing-duration>
    <meta:editing-cycles>3</meta:editing-cycles>
    <meta:document-statistic meta:table-count="0" meta:image-count="0" meta:object-count="0" meta:page-count="2" meta:paragraph-count="166" meta:word-count="400" meta:character-count="5054" meta:non-whitespace-character-count="4475"/>
  </office:meta>
</office:document-meta>
</file>